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99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3.81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602cm"/>
    </style:style>
    <style:style style:name="co6" style:family="table-column">
      <style:table-column-properties fo:break-before="auto" style:column-width="4.166cm"/>
    </style:style>
    <style:style style:name="co7" style:family="table-column">
      <style:table-column-properties fo:break-before="auto" style:column-width="5.121cm"/>
    </style:style>
    <style:style style:name="co8" style:family="table-column">
      <style:table-column-properties fo:break-before="auto" style:column-width="3.649cm"/>
    </style:style>
    <style:style style:name="co9" style:family="table-column">
      <style:table-column-properties fo:break-before="auto" style:column-width="4.385cm"/>
    </style:style>
    <style:style style:name="co10" style:family="table-column">
      <style:table-column-properties fo:break-before="auto" style:column-width="18.33cm"/>
    </style:style>
    <style:style style:name="co11" style:family="table-column">
      <style:table-column-properties fo:break-before="auto" style:column-width="31.768cm"/>
    </style:style>
    <style:style style:name="co12" style:family="table-column">
      <style:table-column-properties fo:break-before="auto" style:column-width="42.092cm"/>
    </style:style>
    <style:style style:name="co13" style:family="table-column">
      <style:table-column-properties fo:break-before="auto" style:column-width="19.156cm"/>
    </style:style>
    <style:style style:name="co14" style:family="table-column">
      <style:table-column-properties fo:break-before="auto" style:column-width="16.161cm"/>
    </style:style>
    <style:style style:name="co15" style:family="table-column">
      <style:table-column-properties fo:break-before="auto" style:column-width="15.833cm"/>
    </style:style>
    <style:style style:name="co16" style:family="table-column">
      <style:table-column-properties fo:break-before="auto" style:column-width="11.176cm"/>
    </style:style>
    <style:style style:name="co17" style:family="table-column">
      <style:table-column-properties fo:break-before="auto" style:column-width="15.071cm"/>
    </style:style>
    <style:style style:name="co18" style:family="table-column">
      <style:table-column-properties fo:break-before="auto" style:column-width="14.47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d7"/>
    </style:style>
    <style:style style:name="ce1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4000"/>
    </style:style>
    <style:style style:name="ce9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d7"/>
      <style:text-properties style:font-name="Liberation Serif" style:font-name-asian="DejaVu Sans" style:font-name-complex="Noto Sans Arabic"/>
    </style:style>
    <style:style style:name="ce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oogle_schol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66" table:default-cell-style-name="ce1"/>
        <table:table-row table:style-name="ro1"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rank</text:p>
          </table:table-cell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klasse</text:p>
          </table:table-cell>
          <table:table-cell table:style-name="Default" office:value-type="string" calcext:value-type="string">
            <text:p>Unterklasse</text:p>
          </table:table-cell>
          <table:table-cell table:style-name="Default" office:value-type="string" calcext:value-type="string">
            <text:p>bounded/unbounded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datastructure</text:p>
          </table:table-cell>
          <table:table-cell table:style-name="Default" office:value-type="string" calcext:value-type="string">
            <text:p>based on work</text:p>
          </table:table-cell>
          <table:table-cell table:style-name="Default" office:value-type="string" calcext:value-type="string">
            <text:p>url</text:p>
          </table:table-cell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abstract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1">
          <table:table-cell table:style-name="ce3" office:value-type="string" calcext:value-type="string">
            <text:p>manual search</text:p>
          </table:table-cell>
          <table:table-cell table:style-name="ce3"/>
          <table:table-cell table:style-name="ce9" office:value-type="string" calcext:value-type="string">
            <text:p>Specifying Concurrent Program Modules spsc</text:p>
          </table:table-cell>
          <table:table-cell table:style-name="ce9" office:value-type="string" calcext:value-type="string">
            <text:p>spsc</text:p>
          </table:table-cell>
          <table:table-cell table:style-name="ce3"/>
          <table:table-cell table:style-name="ce9" office:value-type="string" calcext:value-type="string">
            <text:p>bounded</text:p>
          </table:table-cell>
          <table:table-cell table:style-name="ce9"/>
          <table:table-cell table:style-name="ce9" office:value-type="string" calcext:value-type="string">
            <text:p>RingBuffer (Original)</text:p>
          </table:table-cell>
          <table:table-cell table:style-name="ce9"/>
          <table:table-cell table:style-name="ce3" office:value-type="string" calcext:value-type="string">
            <text:p>https://dl.acm.org/doi/pdf/10.1145/69624.357207</text:p>
          </table:table-cell>
          <table:table-cell table:style-name="ce3" table:number-columns-repeated="16374"/>
        </table:table-row>
        <table:table-row table:style-name="ro1">
          <table:table-cell table:style-name="ce3" office:value-type="string" calcext:value-type="string">
            <text:p>manual search</text:p>
          </table:table-cell>
          <table:table-cell table:style-name="ce3"/>
          <table:table-cell table:style-name="ce9" office:value-type="string" calcext:value-type="string">
            <text:p>A Single-Enqueuer Wait-Free Queue Implementation SPMC</text:p>
          </table:table-cell>
          <table:table-cell table:style-name="ce9" office:value-type="string" calcext:value-type="string">
            <text:p>SPMC</text:p>
          </table:table-cell>
          <table:table-cell table:style-name="ce9" office:value-type="string" calcext:value-type="string">
            <text:p>Fetch and add + CAS</text:p>
          </table:table-cell>
          <table:table-cell table:style-name="ce9" table:number-columns-repeated="4"/>
          <table:table-cell table:style-name="ce3" office:value-type="string" calcext:value-type="string">
            <text:p>https://www.cs.utoronto.ca/~matei/docs/D-Queue_Implementations-DISC04.pdf</text:p>
          </table:table-cell>
          <table:table-cell table:style-name="ce3" table:number-columns-repeated="16374"/>
        </table:table-row>
        <table:table-row table:style-name="ro2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q: A fast single-producer/multiple-consumer concurrent fifo queue spmc (can be lock free)</text:p>
          </table:table-cell>
          <table:table-cell office:value-type="string" calcext:value-type="string">
            <text:p>MPMC(ffqm)/SMPC</text:p>
          </table:table-cell>
          <table:table-cell/>
          <table:table-cell office:value-type="string" calcext:value-type="string">
            <text:p>bounded</text:p>
          </table:table-cell>
          <table:table-cell/>
          <table:table-cell office:value-type="string" calcext:value-type="string">
            <text:p>array <text:s/></text:p>
          </table:table-cell>
          <table:table-cell/>
          <table:table-cell office:value-type="string" calcext:value-type="string">
            <text:p>https://ieeexplore.ieee.org/abstract/document/7967181/</text:p>
          </table:table-cell>
          <table:table-cell office:value-type="string" calcext:value-type="string">
            <text:p>S Arnautov</text:p>
          </table:table-cell>
          <table:table-cell office:value-type="string" calcext:value-type="string">
            <text:p><text:s/>P Felber</text:p>
          </table:table-cell>
          <table:table-cell office:value-type="string" calcext:value-type="string">
            <text:p><text:s/>C Fetzer… - 2017 IEEE International …</text:p>
          </table:table-cell>
          <table:table-cell office:value-type="string" calcext:value-type="string">
            <text:p><text:s/>2017 - ieeexplore.ieee.org</text:p>
          </table:table-cell>
          <table:table-cell office:value-type="string" calcext:value-type="string">
            <text:p>… Both state of the art wait-free queues like the ones evaluated in [21… FIFO queue and measured</text:p>
            <text:p>its performance on a 4 core Skylake CPU with 2 hardware threads per core (see the mpmc …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65"/>
        </table:table-row>
        <table:table-row table:style-name="ro2">
          <table:table-cell table:style-name="Default" office:value-type="string" calcext:value-type="string">
            <text:p>"wait-free FIFO queue"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 wait-free queue as fast as fetch-and-add</text:p>
          </table:table-cell>
          <table:table-cell table:style-name="Default" office:value-type="string" calcext:value-type="string">
            <text:p>MPMC/SPMC</text:p>
          </table:table-cell>
          <table:table-cell table:style-name="Default" office:value-type="string" calcext:value-type="string">
            <text:p>Fetch and add + CAS</text:p>
          </table:table-cell>
          <table:table-cell table:style-name="Default" office:value-type="string" calcext:value-type="string">
            <text:p>unbounded</text:p>
          </table:table-cell>
          <table:table-cell table:style-name="Default" office:value-type="string" calcext:value-type="string">
            <text:p>Fast-path slow-path</text:p>
          </table:table-cell>
          <table:table-cell table:style-name="Default" office:value-type="string" calcext:value-type="string">
            <text:p>array with linked lsit</text:p>
          </table:table-cell>
          <table:table-cell table:style-name="Default" office:value-type="string" calcext:value-type="string">
            <text:p>kogan petrank, ms queue, lcrq morrison afek</text:p>
          </table:table-cell>
          <table:table-cell table:style-name="Default" office:value-type="string" calcext:value-type="string">
            <text:p>https://dl.acm.org/doi/abs/10.1145/2851141.2851168</text:p>
          </table:table-cell>
          <table:table-cell table:style-name="Default" office:value-type="string" calcext:value-type="string">
            <text:p>C Yang</text:p>
          </table:table-cell>
          <table:table-cell table:style-name="Default" office:value-type="string" calcext:value-type="string">
            <text:p><text:s/>J Mellor-Crummey - Proceedings of the 21st ACM SIGPLAN …</text:p>
          </table:table-cell>
          <table:table-cell table:style-name="Default" office:value-type="string" calcext:value-type="string">
            <text:p><text:s/>2016 - dl.acm.org</text:p>
          </table:table-cell>
          <table:table-cell table:style-name="Default" office:value-type="string" calcext:value-type="string">
            <text:p>… This section presents our design for a wait-free FIFO queue. Section 3.1 introduces concepts</text:p>
            <text:p>that provide a foundation for our design. Section 3.2 presents the high-level design of our …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Default" office:value-type="string" calcext:value-type="string">
            <text:p>"wait-free FIFO queue"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Wcq: A fast wait-free queue with bounded memory usage</text:p>
          </table:table-cell>
          <table:table-cell table:style-name="Default" office:value-type="string" calcext:value-type="string">
            <text:p>MPMC</text:p>
          </table:table-cell>
          <table:table-cell table:style-name="Default" office:value-type="string" calcext:value-type="string">
            <text:p>Fetch and add + CAS</text:p>
          </table:table-cell>
          <table:table-cell table:style-name="Default" office:value-type="string" calcext:value-type="string">
            <text:p>bounded</text:p>
          </table:table-cell>
          <table:table-cell table:style-name="Default" office:value-type="string" calcext:value-type="string">
            <text:p>Fast-path slow-path</text:p>
          </table:table-cell>
          <table:table-cell table:style-name="Default" office:value-type="string" calcext:value-type="string">
            <text:p>rinbuffer</text:p>
          </table:table-cell>
          <table:table-cell table:style-name="Default" office:value-type="string" calcext:value-type="string">
            <text:p>scq, lcrq, kogan petrank, yang mellor</text:p>
          </table:table-cell>
          <table:table-cell table:style-name="Default" office:value-type="string" calcext:value-type="string">
            <text:p>https://dl.acm.org/doi/abs/10.1145/3490148.3538572</text:p>
          </table:table-cell>
          <table:table-cell table:style-name="Default" office:value-type="string" calcext:value-type="string">
            <text:p>R Nikolaev</text:p>
          </table:table-cell>
          <table:table-cell table:style-name="Default" office:value-type="string" calcext:value-type="string">
            <text:p><text:s/>B Ravindran - Proceedings of the 34th ACM Symposium on …</text:p>
          </table:table-cell>
          <table:table-cell table:style-name="Default" office:value-type="string" calcext:value-type="string">
            <text:p><text:s/>2022 - dl.acm.org</text:p>
          </table:table-cell>
          <table:table-cell table:style-name="Default" office:value-type="string" calcext:value-type="string">
            <text:p>… We presented wCQ, a fast wait-free FIFO queue. wCQ is the first high-performant wait-free</text:p>
            <text:p>queue for which memory usage is bounded. Prior approaches, such as YMC [45], also aimed …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ce7" office:value-type="string" calcext:value-type="string">
            <text:p>"wait-free FIFO queue"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Wait-free publish/subscribe using atomic registers</text:p>
          </table:table-cell>
          <table:table-cell table:style-name="ce7" table:number-columns-repeated="6"/>
          <table:table-cell table:style-name="ce7" office:value-type="string" calcext:value-type="string">
            <text:p>https://link.springer.com/chapter/10.1007/978-3-540-24669-5_9</text:p>
          </table:table-cell>
          <table:table-cell table:style-name="ce7" office:value-type="string" calcext:value-type="string">
            <text:p>P Varma - Parallel Processing and Applied Mathematics: 5th …</text:p>
          </table:table-cell>
          <table:table-cell table:style-name="ce7" office:value-type="string" calcext:value-type="string">
            <text:p><text:s/>2004 - Springer</text:p>
          </table:table-cell>
          <table:table-cell table:style-name="ce7" office:value-type="string" calcext:value-type="string">
            <text:p>We model wait-free publish/subscribe using multiple-reader, single-writer atomic registers</text:p>
            <text:p>as the sole inter-process communication primitive. The system supports dynamic publishers/…</text:p>
          </table:table-cell>
          <table:table-cell table:style-name="ce7" table:number-columns-repeated="5"/>
          <table:table-cell table:style-name="ce7" office:value-type="float" office:value="1" calcext:value-type="float">
            <text:p>1</text:p>
          </table:table-cell>
          <table:table-cell table:style-name="ce7" table:number-columns-repeated="16365"/>
        </table:table-row>
        <table:table-row table:style-name="ro2">
          <table:table-cell table:style-name="Default" office:value-type="string" calcext:value-type="string">
            <text:p>"wait-free FIFO queue"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A wait-free queue for multiple enqueuers and multiple dequeuers using local preferences and pragmatic extensions</text:p>
          </table:table-cell>
          <table:table-cell table:style-name="Default" table:number-columns-repeated="6"/>
          <table:table-cell table:style-name="Default" office:value-type="string" calcext:value-type="string">
            <text:p>https://ieeexplore.ieee.org/abstract/document/5196220/</text:p>
          </table:table-cell>
          <table:table-cell table:style-name="Default" office:value-type="string" calcext:value-type="string">
            <text:p>P Stellwag</text:p>
          </table:table-cell>
          <table:table-cell table:style-name="Default" office:value-type="string" calcext:value-type="string">
            <text:p><text:s/>A Ditter… - 2009 IEEE International …</text:p>
          </table:table-cell>
          <table:table-cell table:style-name="Default" office:value-type="string" calcext:value-type="string">
            <text:p><text:s/>2009 - ieeexplore.ieee.org</text:p>
          </table:table-cell>
          <table:table-cell table:style-name="Default" office:value-type="string" calcext:value-type="string">
            <text:p>Queues are one of the most commonly used data structures in applications and operating</text:p>
            <text:p>systems [1]. Up-and-coming multi-core processors force software developers to consider data …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Default" office:value-type="string" calcext:value-type="string">
            <text:p>"wait-free FIFO queue"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Design Patterns of Parallel Control Systems</text:p>
          </table:table-cell>
          <table:table-cell table:style-name="Default" table:number-columns-repeated="6"/>
          <table:table-cell table:style-name="Default" office:value-type="string" calcext:value-type="string">
            <text:p><text:a xlink:href="https://open.fau.de/server/api/core/bitstreams/b696592b-06fc-4369-8d69-5da71975b83f/content" xlink:type="simple">https://open.fau.de/server/api/core/bitstreams/b696592b-06fc-4369-8d69-5da71975b83f/content</text:a></text:p>
          </table:table-cell>
          <table:table-cell table:style-name="Default" office:value-type="string" calcext:value-type="string">
            <text:p>PA Stellwag - 2011 - search.proquest.com</text:p>
          </table:table-cell>
          <table:table-cell table:style-name="Default" office:value-type="string" calcext:value-type="string">
            <text:p>Decreasing feature sizes and the desire to continue with large-scale integration of</text:p>
            <text:p>semiconductor components let processor manufacturers adjoin to physical restrictions of single …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Default" office:value-type="string" calcext:value-type="string">
            <text:p>"wait-free FIFO queue"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Generic Mechanism for Transforming a Single-Producer/Single-Consumer Unbounded Linked List into a Bounded Linked List without Allocation</text:p>
          </table:table-cell>
          <table:table-cell table:style-name="Default" table:number-columns-repeated="6"/>
          <table:table-cell table:style-name="Default" office:value-type="string" calcext:value-type="string">
            <text:p>https://www.tdcommons.org/dpubs_series/304/</text:p>
          </table:table-cell>
          <table:table-cell table:style-name="Default" office:value-type="string" calcext:value-type="string">
            <text:p>F Afriat - 2016 - tdcommons.org</text:p>
          </table:table-cell>
          <table:table-cell table:style-name="Default" office:value-type="string" calcext:value-type="string">
            <text:p>SPSC unbounded linked list are very easy to construct and may have interesting properties</text:p>
            <text:p>like Wait-freedom or Lock Freedom but generally provided implementation are unbounded …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Default" office:value-type="string" calcext:value-type="string">
            <text:p>"wait-free" "fifo queue" ("mpmc" OR "multi-producer multi-consumer" OR "multi-writer multi-reader" OR "many-to-many"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nalyzable Publish-Subcribe Communication Through a Wait-Free FIFO Channel for MPSoC Real-Time Applications</text:p>
          </table:table-cell>
          <table:table-cell table:style-name="Default" table:number-columns-repeated="6"/>
          <table:table-cell table:style-name="Default" office:value-type="string" calcext:value-type="string">
            <text:p>https://ieeexplore.ieee.org/abstract/document/9691975/</text:p>
          </table:table-cell>
          <table:table-cell table:style-name="Default" office:value-type="string" calcext:value-type="string">
            <text:p>S Dehnavi</text:p>
          </table:table-cell>
          <table:table-cell table:style-name="Default" office:value-type="string" calcext:value-type="string">
            <text:p><text:s/>D Goswami… - 2021 IEEE 14th …</text:p>
          </table:table-cell>
          <table:table-cell table:style-name="Default" office:value-type="string" calcext:value-type="string">
            <text:p><text:s/>2021 - ieeexplore.ieee.org</text:p>
          </table:table-cell>
          <table:table-cell table:style-name="Default" office:value-type="string" calcext:value-type="string">
            <text:p>… -art approach for fully asynchronous and wait-free coreto-core … This QoS is only achievable</text:p>
            <text:p>through a FIFO queue that is not … As a future work, a multi-producer-multi-consumer version of …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Default" office:value-type="string" calcext:value-type="string">
            <text:p>"wait-free" "fifo queue" ("mpmc" OR "multi-producer multi-consumer" OR "multi-writer multi-reader" OR "many-to-many")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 fast wait-free multi-producers single-consumer queue</text:p>
          </table:table-cell>
          <table:table-cell table:style-name="Default" table:number-columns-repeated="6"/>
          <table:table-cell table:style-name="Default" office:value-type="string" calcext:value-type="string">
            <text:p>https://dl.acm.org/doi/abs/10.1145/3491003.3491004</text:p>
          </table:table-cell>
          <table:table-cell table:style-name="Default" office:value-type="string" calcext:value-type="string">
            <text:p>D Adas</text:p>
          </table:table-cell>
          <table:table-cell table:style-name="Default" office:value-type="string" calcext:value-type="string">
            <text:p><text:s/>R Friedman - Proceedings of the 23rd International Conference …</text:p>
          </table:table-cell>
          <table:table-cell table:style-name="Default" office:value-type="string" calcext:value-type="string">
            <text:p><text:s/>2022 - dl.acm.org</text:p>
          </table:table-cell>
          <table:table-cell table:style-name="Default" office:value-type="string" calcext:value-type="string">
            <text:p>… Alas, known MPMC wait-free queues suffer from large mem… In particular, it was shown that</text:p>
            <text:p>wait-free MPMC queues … efficient wait-free multi-producers single-consumer FIFO queue. Jiffy …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Default" office:value-type="string" calcext:value-type="string">
            <text:p>"wait-free" "fifo queue" ("mpmc" OR "multi-producer multi-consumer" OR "multi-writer multi-reader" OR "many-to-many"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 scalable multi-producer multi-consumer wait-free ring buffer</text:p>
          </table:table-cell>
          <table:table-cell table:style-name="Default" table:number-columns-repeated="6"/>
          <table:table-cell table:style-name="Default" office:value-type="string" calcext:value-type="string">
            <text:p>https://dl.acm.org/doi/abs/10.1145/2695664.2695924</text:p>
          </table:table-cell>
          <table:table-cell table:style-name="Default" office:value-type="string" calcext:value-type="string">
            <text:p>A Barrington</text:p>
          </table:table-cell>
          <table:table-cell table:style-name="Default" office:value-type="string" calcext:value-type="string">
            <text:p><text:s/>S Feldman</text:p>
          </table:table-cell>
          <table:table-cell table:style-name="Default" office:value-type="string" calcext:value-type="string">
            <text:p><text:s/>D Dechev - Proceedings of the 30th Annual …</text:p>
          </table:table-cell>
          <table:table-cell table:style-name="Default" office:value-type="string" calcext:value-type="string">
            <text:p><text:s/>2015 - dl.acm.org</text:p>
          </table:table-cell>
          <table:table-cell table:style-name="Default" office:value-type="string" calcext:value-type="string">
            <text:p>… A simple, fast and scalable non-blocking concurrent fifo queue for shared memory</text:p>
            <text:p>multiprocessor systems. In Proceedings of the thirteenth annual ACM symposium on Parallel …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Default" office:value-type="string" calcext:value-type="string">
            <text:p>"wait-free" "fifo queue" ("mpmc" OR "multi-producer multi-consumer" OR "multi-writer multi-reader" OR "many-to-many")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A wait-free multi-producer multi-consumer ring buffer</text:p>
          </table:table-cell>
          <table:table-cell table:style-name="Default" table:number-columns-repeated="6"/>
          <table:table-cell table:style-name="Default" office:value-type="string" calcext:value-type="string">
            <text:p>https://dl.acm.org/doi/abs/10.1145/2835260.2835264</text:p>
          </table:table-cell>
          <table:table-cell table:style-name="Default" office:value-type="string" calcext:value-type="string">
            <text:p>S Feldman</text:p>
          </table:table-cell>
          <table:table-cell table:style-name="Default" office:value-type="string" calcext:value-type="string">
            <text:p><text:s/>D Dechev - ACM SIGAPP Applied Computing Review</text:p>
          </table:table-cell>
          <table:table-cell table:style-name="Default" office:value-type="string" calcext:value-type="string">
            <text:p><text:s/>2015 - dl.acm.org</text:p>
          </table:table-cell>
          <table:table-cell table:style-name="Default" office:value-type="string" calcext:value-type="string">
            <text:p>… A simple, fast and scalable non-blocking concurrent fifo queue for shared memory</text:p>
            <text:p>multiprocessor systems. In Proceedings of the thirteenth annual ACM symposium on Parallel …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Default" office:value-type="string" calcext:value-type="string">
            <text:p>"wait-free" "fifo queue" ("mpmc" OR "multi-producer multi-consumer" OR "multi-writer multi-reader" OR "many-to-many")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Jiffy: A Fast</text:p>
          </table:table-cell>
          <table:table-cell table:style-name="Default" table:number-columns-repeated="6"/>
          <table:table-cell table:style-name="Default" office:value-type="string" calcext:value-type="string">
            <text:p>https://arxiv.org/abs/2010.14189</text:p>
          </table:table-cell>
          <table:table-cell table:style-name="Default" office:value-type="string" calcext:value-type="string">
            <text:p><text:s/>Wait-Free Multi-Producers Single-Consumer Queue</text:p>
          </table:table-cell>
          <table:table-cell table:style-name="Default" office:value-type="string" calcext:value-type="string">
            <text:p>https://arxiv.org/abs/2010.14189</text:p>
          </table:table-cell>
          <table:table-cell table:style-name="Default" office:value-type="string" calcext:value-type="string">
            <text:p>D Adas</text:p>
          </table:table-cell>
          <table:table-cell table:style-name="Default" office:value-type="string" calcext:value-type="string">
            <text:p><text:s/>R Friedman - arXiv preprint arXiv:2010.14189</text:p>
          </table:table-cell>
          <table:table-cell table:style-name="Default" office:value-type="string" calcext:value-type="string">
            <text:p><text:s/>2020 - arxiv.org</text:p>
          </table:table-cell>
          <table:table-cell table:style-name="Default" office:value-type="string" calcext:value-type="string">
            <text:p>… Alas, known MPMC wait-free queues suffer from large … In particular, it was shown that</text:p>
            <text:p>wait-free MPMC queues require … efficient wait-free multi-producers single-consumer FIFO queue. …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Default" office:value-type="string" calcext:value-type="string">
            <text:p>"wait-free" "fifo queue" ("mpmc" OR "multi-producer multi-consumer" OR "multi-writer multi-reader" OR "many-to-many")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Accelerating wait-free algorithms: Pragmatic solutions on cache-coherent multicore architectures</text:p>
          </table:table-cell>
          <table:table-cell table:style-name="Default" table:number-columns-repeated="6"/>
          <table:table-cell table:style-name="Default" office:value-type="string" calcext:value-type="string">
            <text:p>https://ieeexplore.ieee.org/abstract/document/8730368/</text:p>
          </table:table-cell>
          <table:table-cell table:style-name="Default" office:value-type="string" calcext:value-type="string">
            <text:p>J Wang</text:p>
          </table:table-cell>
          <table:table-cell table:style-name="Default" office:value-type="string" calcext:value-type="string">
            <text:p><text:s/>Q Jin</text:p>
          </table:table-cell>
          <table:table-cell table:style-name="Default" office:value-type="string" calcext:value-type="string">
            <text:p><text:s/>X Fu</text:p>
          </table:table-cell>
          <table:table-cell table:style-name="Default" office:value-type="string" calcext:value-type="string">
            <text:p><text:s/>Y Li</text:p>
          </table:table-cell>
          <table:table-cell table:style-name="Default" office:value-type="string" calcext:value-type="string">
            <text:p><text:s/>P Shi - IEEE Access</text:p>
          </table:table-cell>
          <table:table-cell table:style-name="Default" office:value-type="string" calcext:value-type="string">
            <text:p><text:s/>2019 - ieeexplore.ieee.org</text:p>
          </table:table-cell>
          <table:table-cell table:style-name="Default" office:value-type="string" calcext:value-type="string">
            <text:p>… using a wait-free multi-producer-single-consumer FIFO queue (… In contrast, the state-of-the-art</text:p>
            <text:p>MPMC queues perform much … MPMC (WFQueue and CCQueue) queues in experiments. …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Default" office:value-type="string" calcext:value-type="string">
            <text:p>"wait-free" "fifo queue" ("mpmc" OR "multi-producer multi-consumer" OR "multi-writer multi-reader" OR "many-to-many")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Single-producer/single-consumer queues on shared cache multi-core systems</text:p>
          </table:table-cell>
          <table:table-cell table:style-name="Default" table:number-columns-repeated="6"/>
          <table:table-cell table:style-name="Default" office:value-type="string" calcext:value-type="string">
            <text:p>https://arxiv.org/abs/1012.1824</text:p>
          </table:table-cell>
          <table:table-cell table:style-name="Default" office:value-type="string" calcext:value-type="string">
            <text:p>M Torquati - arXiv preprint arXiv:1012.1824</text:p>
          </table:table-cell>
          <table:table-cell table:style-name="Default" office:value-type="string" calcext:value-type="string">
            <text:p><text:s/>2010 - arxiv.org</text:p>
          </table:table-cell>
          <table:table-cell table:style-name="Default" office:value-type="string" calcext:value-type="string">
            <text:p>… -free/wait-free Multiple-Producer/Multiple-Consumer (MPMC) … As we shall see, it is possible</text:p>
            <text:p>to implement a wait-free … of an unbounded wait-free SPSC FIFO queue which makes use only …</text:p>
          </table:table-cell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Default" office:value-type="string" calcext:value-type="string">
            <text:p>"wait-free" "fifo queue" ("mpmc" OR "multi-producer multi-consumer" OR "multi-writer multi-reader" OR "many-to-many")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A Scalable Multi-Producer Multi-Consumer Wait-Free Ring Buffer.</text:p>
          </table:table-cell>
          <table:table-cell table:style-name="Default" table:number-columns-repeated="6"/>
          <table:table-cell table:style-name="Default" office:value-type="string" calcext:value-type="string">
            <text:p>https://www.osti.gov/servlets/purl/1531271</text:p>
          </table:table-cell>
          <table:table-cell table:style-name="Default" office:value-type="string" calcext:value-type="string">
            <text:p>D Dechev</text:p>
          </table:table-cell>
          <table:table-cell table:style-name="Default" office:value-type="string" calcext:value-type="string">
            <text:p><text:s/>S Feldman</text:p>
          </table:table-cell>
          <table:table-cell table:style-name="Default" office:value-type="string" calcext:value-type="string">
            <text:p><text:s/>A Barrington - 2015 - osti.gov</text:p>
          </table:table-cell>
          <table:table-cell table:style-name="Default" office:value-type="string" calcext:value-type="string">
            <text:p>… A simple, fast and scalable non-blocking concurrent fifo queue for shared memory</text:p>
            <text:p>multiprocessor systems. In Proceedings of the thirteenth annual ACM symposium on Parallel …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Default" office:value-type="string" calcext:value-type="string">
            <text:p>"wait-free" "fifo queue" ("mpmc" OR "multi-producer multi-consumer" OR "multi-writer multi-reader" OR "many-to-many")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An Efficient Synchronisation Mechanism for Multi-Core Systems</text:p>
          </table:table-cell>
          <table:table-cell table:style-name="Default" table:number-columns-repeated="6"/>
          <table:table-cell table:style-name="Default" office:value-type="string" calcext:value-type="string">
            <text:p>http://calvados.di.unipi.it/storage/paper_files/2012_spsc_europar.pdf</text:p>
          </table:table-cell>
          <table:table-cell table:style-name="Default" office:value-type="string" calcext:value-type="string">
            <text:p>M Aldinucci</text:p>
          </table:table-cell>
          <table:table-cell table:style-name="Default" office:value-type="string" calcext:value-type="string">
            <text:p><text:s/>M Danelutto</text:p>
          </table:table-cell>
          <table:table-cell table:style-name="Default" office:value-type="string" calcext:value-type="string">
            <text:p><text:s/>P Kilpatrick</text:p>
          </table:table-cell>
          <table:table-cell table:style-name="Default" office:value-type="string" calcext:value-type="string">
            <text:p><text:s/>M Meneghin… - 2012 - calvados.di.unipi.it</text:p>
          </table:table-cell>
          <table:table-cell table:style-name="Default" office:value-type="string" calcext:value-type="string">
            <text:p>… -known twolock Multi-Producer/Multi-Consumer (MPMC) queue … , we add a bounded wait-free</text:p>
            <text:p>SPSC queue implementing a … proof of FIFO queue correctness and lock-freedom property. …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Default" office:value-type="string" calcext:value-type="string">
            <text:p>spsc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Real-Time Data Management in Embedded Systems Using a Circular Queue for Efficient Memory Utilization</text:p>
          </table:table-cell>
          <table:table-cell table:style-name="Default" table:number-columns-repeated="6"/>
          <table:table-cell table:style-name="Default" office:value-type="string" calcext:value-type="string">
            <text:p>https://ieeexplore.ieee.org/abstract/document/10928031/</text:p>
          </table:table-cell>
          <table:table-cell table:style-name="Default" office:value-type="string" calcext:value-type="string">
            <text:p>P Patil</text:p>
          </table:table-cell>
          <table:table-cell table:style-name="Default" office:value-type="string" calcext:value-type="string">
            <text:p><text:s/>A Joshi</text:p>
          </table:table-cell>
          <table:table-cell table:style-name="Default" office:value-type="string" calcext:value-type="string">
            <text:p><text:s/>A Wale</text:p>
          </table:table-cell>
          <table:table-cell table:style-name="Default" office:value-type="string" calcext:value-type="string">
            <text:p><text:s/>T Rajput… - 2025 International …</text:p>
          </table:table-cell>
          <table:table-cell table:style-name="Default" office:value-type="string" calcext:value-type="string">
            <text:p><text:s/>2025 - ieeexplore.ieee.org</text:p>
          </table:table-cell>
          <table:table-cell table:style-name="Default" office:value-type="string" calcext:value-type="string">
            <text:p>… from existing MPMC (multi-producer, multi-consumer) queues because it provides a wait free</text:p>
            <text:p>… (2020) present EQueue, a new lockfree FIFO queue that dynamically expands and shrinks …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Default" office:value-type="string" calcext:value-type="string">
            <text:p>"wait-free" "fifo queue" ("mpmc" OR "multi-producer multi-consumer" OR "multi-writer multi-reader" OR "many-to-many")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Wait-free queue algorithms for the real-time java specification mpmc and spmc and spsc</text:p>
          </table:table-cell>
          <table:table-cell table:style-name="Default" table:number-columns-repeated="6"/>
          <table:table-cell table:style-name="Default" office:value-type="string" calcext:value-type="string">
            <text:p>https://ieeexplore.ieee.org/abstract/document/1613351/</text:p>
          </table:table-cell>
          <table:table-cell table:style-name="Default" office:value-type="string" calcext:value-type="string">
            <text:p>P Tsigas</text:p>
          </table:table-cell>
          <table:table-cell table:style-name="Default" office:value-type="string" calcext:value-type="string">
            <text:p><text:s/>Y Zhang</text:p>
          </table:table-cell>
          <table:table-cell table:style-name="Default" office:value-type="string" calcext:value-type="string">
            <text:p><text:s/>D Cederman… - 12th IEEE Real-Time …</text:p>
          </table:table-cell>
          <table:table-cell table:style-name="Default" office:value-type="string" calcext:value-type="string">
            <text:p><text:s/>2006 - ieeexplore.ieee.org</text:p>
          </table:table-cell>
          <table:table-cell table:style-name="Default" office:value-type="string" calcext:value-type="string">
            <text:p>… Concurrent FIFO queue data structures are fundamental data structures used in many … other</text:p>
            <text:p>in a wait-free manner. This requirement will require multiwriter/multi-reader wait-free queue …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Default" office:value-type="string" calcext:value-type="string">
            <text:p>"wait-free" "fifo queue" ("mpmc" OR "multi-producer multi-consumer" OR "multi-writer multi-reader" OR "many-to-many")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string" calcext:value-type="string">
            <text:p>A Breadth-First</text:p>
          </table:table-cell>
          <table:table-cell table:style-name="Default" table:number-columns-repeated="6"/>
          <table:table-cell table:style-name="Default" office:value-type="string" calcext:value-type="string">
            <text:p><text:s/>Ordered Parallel Tree Traversal</text:p>
          </table:table-cell>
          <table:table-cell table:style-name="Default" office:value-type="string" calcext:value-type="string">
            <text:p>https://scholar.archive.org/work/eceb233gpfczbagl3dgkitguja/access/wayback/https://www.scienceopen.com/document_file/deff5d54-9113-40ce-ba7a-a2283d873bb2/ScienceOpenPreprint/TAARprt.pdf</text:p>
          </table:table-cell>
          <table:table-cell table:style-name="Default" office:value-type="string" calcext:value-type="string">
            <text:p>J Haley</text:p>
          </table:table-cell>
          <table:table-cell table:style-name="Default" office:value-type="string" calcext:value-type="string">
            <text:p><text:s/>B Shaia</text:p>
          </table:table-cell>
          <table:table-cell table:style-name="Default" office:value-type="string" calcext:value-type="string">
            <text:p><text:s/>J Subrahmanyam</text:p>
          </table:table-cell>
          <table:table-cell table:style-name="Default" office:value-type="string" calcext:value-type="string">
            <text:p><text:s/>E Scaria - scholar.archive.org</text:p>
          </table:table-cell>
          <table:table-cell table:style-name="Default" office:value-type="string" calcext:value-type="string">
            <text:p>… , on an undirected graph, using a FIFO queue to store nodes [1]. … The implementation of our</text:p>
            <text:p>algorithm utilizes wait-free … prove that this lock-free and wait-free classification relies on the …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1">
          <table:table-cell table:style-name="ce3" office:value-type="string" calcext:value-type="string">
            <text:p>manual search</text:p>
          </table:table-cell>
          <table:table-cell table:style-name="ce3"/>
          <table:table-cell table:style-name="ce10" office:value-type="string" calcext:value-type="string">
            <text:p>A Highly-Efficient Wait-Free Universal Construction</text:p>
          </table:table-cell>
          <table:table-cell table:style-name="ce10" table:number-columns-repeated="6"/>
          <table:table-cell table:style-name="ce3" office:value-type="string" calcext:value-type="string">
            <text:p><text:a xlink:href="https://dl.acm.org/doi/pdf/10.1145/1989493.1989549" xlink:type="simple">https://dl.acm.org/doi/pdf/10.1145/1989493.1989549</text:a>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16365"/>
        </table:table-row>
        <table:table-row table:style-name="ro2">
          <table:table-cell table:style-name="Default" office:value-type="string" calcext:value-type="string">
            <text:p>"wait-free" "fifo queue" ("spmc" OR "single-producer multi-consumer" OR "single-writer multi-reader" OR "one-to-many")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Wait-free queues with multiple enqueuers and dequeuers</text:p>
          </table:table-cell>
          <table:table-cell table:style-name="Default" table:number-columns-repeated="6"/>
          <table:table-cell table:style-name="Default" office:value-type="string" calcext:value-type="string">
            <text:p>https://dl.acm.org/doi/abs/10.1145/2038037.1941585</text:p>
          </table:table-cell>
          <table:table-cell table:style-name="Default" office:value-type="string" calcext:value-type="string">
            <text:p>A Kogan</text:p>
          </table:table-cell>
          <table:table-cell table:style-name="Default" office:value-type="string" calcext:value-type="string">
            <text:p><text:s/>E Petrank - ACM SIGPLAN Notices</text:p>
          </table:table-cell>
          <table:table-cell table:style-name="Default" office:value-type="string" calcext:value-type="string">
            <text:p><text:s/>2011 - dl.acm.org</text:p>
          </table:table-cell>
          <table:table-cell table:style-name="Default" office:value-type="string" calcext:value-type="string">
            <text:p>… These pointers are single-writer multi-reader registers used by threads to … FIFO queue</text:p>
            <text:p>is a fundamental data structure, found in many software system. Until now, no practical wait-free …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Default" office:value-type="string" calcext:value-type="string">
            <text:p>"wait-free" "fifo queue" ("spmc" OR "single-producer multi-consumer" OR "single-writer multi-reader" OR "one-to-many"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Predicate rcu: An rcu for scalable concurrent updates</text:p>
          </table:table-cell>
          <table:table-cell table:style-name="Default" table:number-columns-repeated="6"/>
          <table:table-cell table:style-name="Default" office:value-type="string" calcext:value-type="string">
            <text:p>https://dl.acm.org/doi/abs/10.1145/2858788.2688518</text:p>
          </table:table-cell>
          <table:table-cell table:style-name="Default" office:value-type="string" calcext:value-type="string">
            <text:p>M Arbel</text:p>
          </table:table-cell>
          <table:table-cell table:style-name="Default" office:value-type="string" calcext:value-type="string">
            <text:p><text:s/>A Morrison - ACM SIGPLAN Notices</text:p>
          </table:table-cell>
          <table:table-cell table:style-name="Default" office:value-type="string" calcext:value-type="string">
            <text:p><text:s/>2015 - dl.acm.org</text:p>
          </table:table-cell>
          <table:table-cell table:style-name="Default" office:value-type="string" calcext:value-type="string">
            <text:p>… An RCU-protected read operation is delimited by wait-free rcu … However, URCU batches</text:p>
            <text:p>waiters in a FIFO queue, which is … maintains an array of single-writer multi-reader nodes—one …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Default" office:value-type="string" calcext:value-type="string">
            <text:p>"wait-free" "fifo queue" ("spmc" OR "single-producer multi-consumer" OR "single-writer multi-reader" OR "one-to-many")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Simple and efficient bounded concurrent timestamping and the traceable use abstraction</text:p>
          </table:table-cell>
          <table:table-cell table:style-name="Default" table:number-columns-repeated="6"/>
          <table:table-cell table:style-name="Default" office:value-type="string" calcext:value-type="string">
            <text:p>https://dl.acm.org/doi/abs/10.1145/324133.324161</text:p>
          </table:table-cell>
          <table:table-cell table:style-name="Default" office:value-type="string" calcext:value-type="string">
            <text:p>C Dwork</text:p>
          </table:table-cell>
          <table:table-cell table:style-name="Default" office:value-type="string" calcext:value-type="string">
            <text:p><text:s/>O Waarts - Journal of the ACM (JACM)</text:p>
          </table:table-cell>
          <table:table-cell table:style-name="Default" office:value-type="string" calcext:value-type="string">
            <text:p><text:s/>1999 - dl.acm.org</text:p>
          </table:table-cell>
          <table:table-cell table:style-name="Default" office:value-type="string" calcext:value-type="string">
            <text:p>… construct a simple wait-free bounded concurrent timestamping … cate through atomic</text:p>
            <text:p>single-writer-multi-reader shared registers… We require our algorithms to be wait-free. This means …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Default" office:value-type="string" calcext:value-type="string">
            <text:p>"wait-free" "fifo queue" ("spmc" OR "single-producer multi-consumer" OR "single-writer multi-reader" OR "one-to-many")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string" calcext:value-type="string">
            <text:p>Efficient and practical constructions of LL/SC variables</text:p>
          </table:table-cell>
          <table:table-cell table:style-name="Default" table:number-columns-repeated="6"/>
          <table:table-cell table:style-name="Default" office:value-type="string" calcext:value-type="string">
            <text:p>https://dl.acm.org/doi/abs/10.1145/872035.872078</text:p>
          </table:table-cell>
          <table:table-cell table:style-name="Default" office:value-type="string" calcext:value-type="string">
            <text:p>P Jayanti</text:p>
          </table:table-cell>
          <table:table-cell table:style-name="Default" office:value-type="string" calcext:value-type="string">
            <text:p><text:s/>S Petrovic - Proceedings of the twenty-second annual …</text:p>
          </table:table-cell>
          <table:table-cell table:style-name="Default" office:value-type="string" calcext:value-type="string">
            <text:p><text:s/>2003 - dl.acm.org</text:p>
          </table:table-cell>
          <table:table-cell table:style-name="Default" office:value-type="string" calcext:value-type="string">
            <text:p>… Our first result is a wait-free algorithm that implements a 64-bit LL/SC object from a 64-bit</text:p>
            <text:p>CAS object and registers. The algorithm is efficient in both time and space. The time …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Default" office:value-type="string" calcext:value-type="string">
            <text:p>"wait-free" "fifo queue" ("mpsc" OR "multi-producer single-consumer" OR "multi-writer single-reader" OR "many-to-one")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B-queue: Efficient and practical queuing for fast core-to-core communication</text:p>
          </table:table-cell>
          <table:table-cell table:style-name="Default" table:number-columns-repeated="6"/>
          <table:table-cell table:style-name="Default" office:value-type="string" calcext:value-type="string">
            <text:p>https://link.springer.com/article/10.1007/s10766-012-0213-x</text:p>
          </table:table-cell>
          <table:table-cell table:style-name="Default" office:value-type="string" calcext:value-type="string">
            <text:p>J Wang</text:p>
          </table:table-cell>
          <table:table-cell table:style-name="Default" office:value-type="string" calcext:value-type="string">
            <text:p><text:s/>K Zhang</text:p>
          </table:table-cell>
          <table:table-cell table:style-name="Default" office:value-type="string" calcext:value-type="string">
            <text:p><text:s/>X Tang</text:p>
          </table:table-cell>
          <table:table-cell table:style-name="Default" office:value-type="string" calcext:value-type="string">
            <text:p><text:s/>B Hua - International Journal of Parallel …</text:p>
          </table:table-cell>
          <table:table-cell table:style-name="Default" office:value-type="string" calcext:value-type="string">
            <text:p><text:s/>2013 - Springer</text:p>
          </table:table-cell>
          <table:table-cell table:style-name="Default" office:value-type="string" calcext:value-type="string">
            <text:p>… multi-producer-single-consumer queue. To the best of our knowledge, no multi-producer-single-consumer …</text:p>
            <text:p>A simple, fast and scalable non-blocking concurrent fifo queue for shared mem…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1">
          <table:table-cell table:style-name="ce3" office:value-type="string" calcext:value-type="string">
            <text:p>manual search</text:p>
          </table:table-cell>
          <table:table-cell table:style-name="ce3"/>
          <table:table-cell table:style-name="ce9" office:value-type="string" calcext:value-type="string">
            <text:p>A Highly-Efficient Wait-Free Universal Construction</text:p>
          </table:table-cell>
          <table:table-cell table:style-name="ce9" table:number-columns-repeated="6"/>
          <table:table-cell table:style-name="ce3" office:value-type="string" calcext:value-type="string">
            <text:p>https://dl.acm.org/doi/pdf/10.1145/1989493.1989549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16365"/>
        </table:table-row>
        <table:table-row table:style-name="ro2">
          <table:table-cell table:style-name="ce3" office:value-type="string" calcext:value-type="string">
            <text:p>manual search</text:p>
          </table:table-cell>
          <table:table-cell table:style-name="ce3"/>
          <table:table-cell table:style-name="ce9" office:value-type="string" calcext:value-type="string">
            <text:p>A. Kogan and E. Petrank. A methodology for creating fast wait-free data structures. In Proc. 17th ACM SIGPLAN Symp. on Principles and Practice of Parallel Programming (PPOPP), 2012, pp, 141–150. mpmc</text:p>
          </table:table-cell>
          <table:table-cell table:style-name="ce9" table:number-columns-repeated="6"/>
          <table:table-cell table:style-name="ce3" office:value-type="string" calcext:value-type="string">
            <text:p>https://dl.acm.org/doi/abs/10.1145/2370036.2145835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16365"/>
        </table:table-row>
        <table:table-row table:style-name="ro1">
          <table:table-cell table:style-name="ce3" office:value-type="string" calcext:value-type="string">
            <text:p>manual search</text:p>
          </table:table-cell>
          <table:table-cell table:style-name="ce3"/>
          <table:table-cell table:style-name="ce9" office:value-type="string" calcext:value-type="string">
            <text:p>P-sim</text:p>
          </table:table-cell>
          <table:table-cell table:style-name="ce9" table:number-columns-repeated="6"/>
          <table:table-cell table:style-name="ce3" office:value-type="string" calcext:value-type="string">
            <text:p>https://dl.acm.org/doi/abs/10.1145/1989493.1989549</text:p>
          </table:table-cell>
          <table:table-cell table:style-name="ce3" table:number-columns-repeated="16374"/>
        </table:table-row>
        <table:table-row table:style-name="ro1">
          <table:table-cell table:style-name="ce3" office:value-type="string" calcext:value-type="string">
            <text:p>manual search</text:p>
          </table:table-cell>
          <table:table-cell table:style-name="ce3"/>
          <table:table-cell table:style-name="ce9" office:value-type="string" calcext:value-type="string">
            <text:p>A Wait-Free Queue with Wait-Free Memory Reclamation mpmc</text:p>
          </table:table-cell>
          <table:table-cell table:style-name="ce9" table:number-columns-repeated="6"/>
          <table:table-cell table:style-name="ce3" office:value-type="string" calcext:value-type="string">
            <text:p>https://dl.acm.org/doi/abs/10.1145/3018743.3019022</text:p>
          </table:table-cell>
          <table:table-cell table:style-name="ce3" table:number-columns-repeated="16374"/>
        </table:table-row>
        <table:table-row table:style-name="ro2">
          <table:table-cell table:style-name="Default" office:value-type="string" calcext:value-type="string">
            <text:p>"wait-free" "fifo queue" ("spsc" OR "single-producer single-consumer" OR "single-writer single-reader" OR "one-to-one")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string" calcext:value-type="string">
            <text:p>Cruiser: concurrent heap buffer overflow monitoring using lock-free data structures</text:p>
          </table:table-cell>
          <table:table-cell table:style-name="Default" table:number-columns-repeated="6"/>
          <table:table-cell table:style-name="Default" office:value-type="string" calcext:value-type="string">
            <text:p>https://dl.acm.org/doi/abs/10.1145/1993316.1993541</text:p>
          </table:table-cell>
          <table:table-cell table:style-name="Default" office:value-type="string" calcext:value-type="string">
            <text:p>Q Zeng</text:p>
          </table:table-cell>
          <table:table-cell table:style-name="Default" office:value-type="string" calcext:value-type="string">
            <text:p><text:s/>D Wu</text:p>
          </table:table-cell>
          <table:table-cell table:style-name="Default" office:value-type="string" calcext:value-type="string">
            <text:p><text:s/>P Liu - ACM SIGPLAN Notices</text:p>
          </table:table-cell>
          <table:table-cell table:style-name="Default" office:value-type="string" calcext:value-type="string">
            <text:p><text:s/>2011 - dl.acm.org</text:p>
          </table:table-cell>
          <table:table-cell table:style-name="Default" office:value-type="string" calcext:value-type="string">
            <text:p>… structure based on the singleproducer single-consumer FIFO wait-free ring buffer proposed</text:p>
            <text:p>… The technique of marking a node as to-be-deleted was first used in the lock-free FIFO queue …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Default" office:value-type="string" calcext:value-type="string">
            <text:p>"wait-free" "fifo queue" ("spsc" OR "single-producer single-consumer" OR "single-writer single-reader" OR "one-to-one")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string" calcext:value-type="string">
            <text:p>Real-Time Software Transactional Memory (explanation lock-free obstruction free and wait free)</text:p>
          </table:table-cell>
          <table:table-cell table:style-name="Default" table:number-columns-repeated="6"/>
          <table:table-cell table:style-name="Default" office:value-type="string" calcext:value-type="string">
            <text:p>http://www.cister.isep.ipp.pt/docs/real_time_software_transactional_memory/1377/</text:p>
          </table:table-cell>
          <table:table-cell table:style-name="Default" office:value-type="string" calcext:value-type="string">
            <text:p>A Barros - 2018 - cister.isep.ipp.pt</text:p>
          </table:table-cell>
          <table:table-cell table:style-name="Default" office:value-type="string" calcext:value-type="string">
            <text:p>… : wait-free, lock-free or obstruction-free (Herlihy and Shavit, 2008), given with the following</text:p>
            <text:p>interpretation. A wait-free … assigned to the cores in a one-to-one manner, as these tasks have …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65"/>
        </table:table-row>
        <table:table-row table:style-name="ro2">
          <table:table-cell table:style-name="Default" office:value-type="string" calcext:value-type="string">
            <text:p>"wait-free" "fifo queue" ("spsc" OR "single-producer single-consumer" OR "single-writer single-reader" OR "one-to-one")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string" calcext:value-type="string">
            <text:p>Improving Software Security With Concurrent Monitoring (spsc)</text:p>
          </table:table-cell>
          <table:table-cell table:style-name="Default" table:number-columns-repeated="6"/>
          <table:table-cell table:style-name="Default" office:value-type="string" calcext:value-type="string">
            <text:p><text:s/>Automated Diagnosis</text:p>
          </table:table-cell>
          <table:table-cell table:style-name="Default" office:value-type="string" calcext:value-type="string">
            <text:p><text:s/>and Self-shielding</text:p>
          </table:table-cell>
          <table:table-cell table:style-name="Default" office:value-type="string" calcext:value-type="string">
            <text:p>https://etda.libraries.psu.edu/catalog/23657</text:p>
          </table:table-cell>
          <table:table-cell table:style-name="Default" office:value-type="string" calcext:value-type="string">
            <text:p>Q Zeng - 2014 - etda.libraries.psu.edu</text:p>
          </table:table-cell>
          <table:table-cell table:style-name="Default" office:value-type="string" calcext:value-type="string">
            <text:p>… structure based on the single-producer single-consumer FIFO wait-free ring buffer proposed</text:p>
            <text:p>… The technique of marking a node as to-be-deleted was first used in the lock-free FIFO queue …</text:p>
          </table:table-cell>
          <table:table-cell table:style-name="Default" table:number-columns-repeated="16370"/>
        </table:table-row>
        <table:table-row table:style-name="ro2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 Allocations over Efficient Queues: A Fast Relaxed FIFO Queue</text:p>
          </table:table-cell>
          <table:table-cell table:number-columns-repeated="6"/>
          <table:table-cell office:value-type="string" calcext:value-type="string">
            <text:p>https://dl.acm.org/doi/abs/10.1145/3710848.3710892</text:p>
          </table:table-cell>
          <table:table-cell office:value-type="string" calcext:value-type="string">
            <text:p>K von Geijer</text:p>
          </table:table-cell>
          <table:table-cell office:value-type="string" calcext:value-type="string">
            <text:p><text:s/>P Tsigas</text:p>
          </table:table-cell>
          <table:table-cell office:value-type="string" calcext:value-type="string">
            <text:p><text:s/>E Johansson… - Proceedings of the 30th …</text:p>
          </table:table-cell>
          <table:table-cell office:value-type="string" calcext:value-type="string">
            <text:p><text:s/>2025 - dl.acm.org</text:p>
          </table:table-cell>
          <table:table-cell office:value-type="string" calcext:value-type="string">
            <text:p>… on wait-free queues, but until recently, the fastest wait-free … Crumney in 2016 to create an</text:p>
            <text:p>efficient wait-free queue [42] (WFQ… A similar design to the WFQ, but without the wait-free helping…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 and portable concurrent fifo queues with deterministic memory reclamation</text:p>
          </table:table-cell>
          <table:table-cell table:number-columns-repeated="6"/>
          <table:table-cell office:value-type="string" calcext:value-type="string">
            <text:p>https://dl.acm.org/doi/abs/10.1145/3710848.3710892</text:p>
          </table:table-cell>
          <table:table-cell office:value-type="string" calcext:value-type="string">
            <text:p>O Giersch</text:p>
          </table:table-cell>
          <table:table-cell office:value-type="string" calcext:value-type="string">
            <text:p><text:s/>J Nolte - IEEE Transactions on Parallel and …</text:p>
          </table:table-cell>
          <table:table-cell office:value-type="string" calcext:value-type="string">
            <text:p><text:s/>2021 - ieeexplore.ieee.org</text:p>
          </table:table-cell>
          <table:table-cell office:value-type="string" calcext:value-type="string">
            <text:p>… applicable lock-free FIFO queue algorithm was presented by … In terms of competitive lock-free</text:p>
            <text:p>or wait-free FIFO queues we … an unbounded, lock-free MPMC FIFO queue. By avoiding reli…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Dynamic Multi-Threaded Queuing Mechanism for Reducing the Inter-Process Communication Latency on Multi-Core Chips</text:p>
          </table:table-cell>
          <table:table-cell table:number-columns-repeated="6"/>
          <table:table-cell office:value-type="string" calcext:value-type="string">
            <text:p>https://ieeexplore.ieee.org/abstract/document/9323019/</text:p>
          </table:table-cell>
          <table:table-cell office:value-type="string" calcext:value-type="string">
            <text:p>R Mishra</text:p>
          </table:table-cell>
          <table:table-cell office:value-type="string" calcext:value-type="string">
            <text:p><text:s/>I Ahmad</text:p>
          </table:table-cell>
          <table:table-cell office:value-type="string" calcext:value-type="string">
            <text:p><text:s/>A Sharma - 2020 3rd International …</text:p>
          </table:table-cell>
          <table:table-cell office:value-type="string" calcext:value-type="string">
            <text:p><text:s/>2020 - ieeexplore.ieee.org</text:p>
          </table:table-cell>
          <table:table-cell office:value-type="string" calcext:value-type="string">
            <text:p>… -necessary multi-producer multiconsumer (MPMC) FIFO queue… finite number of steps, wait-free</text:p>
            <text:p>guarantees that all threads will … For this reason, it is chosen as the base of the FIFO queue …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 energy-efficient queuing mechanism for latency reduction in multi-threading (good to explain traditional synchronisation)</text:p>
          </table:table-cell>
          <table:table-cell table:number-columns-repeated="6"/>
          <table:table-cell office:value-type="string" calcext:value-type="string">
            <text:p>https://www.sciencedirect.com/science/article/pii/S2210537920301864</text:p>
          </table:table-cell>
          <table:table-cell office:value-type="string" calcext:value-type="string">
            <text:p>R Mishra</text:p>
          </table:table-cell>
          <table:table-cell office:value-type="string" calcext:value-type="string">
            <text:p><text:s/>I Ahmad</text:p>
          </table:table-cell>
          <table:table-cell office:value-type="string" calcext:value-type="string">
            <text:p><text:s/>A Sharma - Sustainable Computing: Informatics and …</text:p>
          </table:table-cell>
          <table:table-cell office:value-type="string" calcext:value-type="string">
            <text:p><text:s/>2021 - Elsevier</text:p>
          </table:table-cell>
          <table:table-cell office:value-type="string" calcext:value-type="string">
            <text:p>Energy-efficient mechanisms for reducing the latency in queuing of multiple threads running</text:p>
            <text:p>on multi-core chips have been a topic of great interest. This is because not only is a high …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gress-Based Distributed Queues-Exploring the effects of a novel heuristic with partial queues using fetch-and-add (good to explain ms queue)</text:p>
          </table:table-cell>
          <table:table-cell table:number-columns-repeated="6"/>
          <table:table-cell office:value-type="string" calcext:value-type="string">
            <text:p>https://odr.chalmers.se/items/08baff48-42da-4fa5-a3af-62340beed66a</text:p>
          </table:table-cell>
          <table:table-cell office:value-type="string" calcext:value-type="string">
            <text:p>S Hermansson</text:p>
          </table:table-cell>
          <table:table-cell office:value-type="string" calcext:value-type="string">
            <text:p><text:s/>E Johansson - 2024 - odr.chalmers.se</text:p>
          </table:table-cell>
          <table:table-cell office:value-type="string" calcext:value-type="string">
            <text:p>… , was to our knowledge the first FIFO queue to utilize FAA to distribute work … Wait-free queue</text:p>
            <text:p>[16] with the difference that it has a stronger progress guarantee in the form of being wait-free…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mple</text:p>
          </table:table-cell>
          <table:table-cell table:number-columns-repeated="6"/>
          <table:table-cell office:value-type="string" calcext:value-type="string">
            <text:p><text:s/>Safe and Efficient Abstractions for Communication and Streaming in Parallel Computing (good to explain some general stuff)</text:p>
          </table:table-cell>
          <table:table-cell office:value-type="string" calcext:value-type="string">
            <text:p>https://theses.hal.science/tel-04238803/</text:p>
          </table:table-cell>
          <table:table-cell office:value-type="string" calcext:value-type="string">
            <text:p>A Maillé - 2023 - theses.hal.science</text:p>
          </table:table-cell>
          <table:table-cell office:value-type="string" calcext:value-type="string">
            <text:p>… in the FIFO queue, and pop removes a data from the FIFO queue. If … Related to that are</text:p>
            <text:p>wait-free algorithms, where not only no … We will look at an example of wait-free structure in Section …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RLqueue: A Lock-Free Queue For Embedded Real-Time System</text:p>
          </table:table-cell>
          <table:table-cell table:number-columns-repeated="6"/>
          <table:table-cell office:value-type="string" calcext:value-type="string">
            <text:p>https://ieeexplore.ieee.org/abstract/document/10074706/</text:p>
          </table:table-cell>
          <table:table-cell office:value-type="string" calcext:value-type="string">
            <text:p>Q Yang</text:p>
          </table:table-cell>
          <table:table-cell office:value-type="string" calcext:value-type="string">
            <text:p><text:s/>L Tang</text:p>
          </table:table-cell>
          <table:table-cell office:value-type="string" calcext:value-type="string">
            <text:p><text:s/>Y Guo</text:p>
          </table:table-cell>
          <table:table-cell office:value-type="string" calcext:value-type="string">
            <text:p><text:s/>N Kuang… - 2022 IEEE 24th Int …</text:p>
          </table:table-cell>
          <table:table-cell office:value-type="string" calcext:value-type="string">
            <text:p><text:s/>2022 - ieeexplore.ieee.org</text:p>
          </table:table-cell>
          <table:table-cell office:value-type="string" calcext:value-type="string">
            <text:p>… nonblocNing linearizable FIFO queue. Each … the MPMC wait-free algorithm. In 2016,</text:p>
            <text:p>Yang proposed Wfqueue [7], which is another implementation of a fast-path-slow-path wait-free …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nderstanding the performance of concurrent data structures on graphics processors (good overview on algs)</text:p>
          </table:table-cell>
          <table:table-cell table:number-columns-repeated="6"/>
          <table:table-cell office:value-type="string" calcext:value-type="string">
            <text:p>https://link.springer.com/chapter/10.1007/978-3-642-32820-6_87</text:p>
          </table:table-cell>
          <table:table-cell office:value-type="string" calcext:value-type="string">
            <text:p>D Cederman</text:p>
          </table:table-cell>
          <table:table-cell office:value-type="string" calcext:value-type="string">
            <text:p><text:s/>B Chatterjee</text:p>
          </table:table-cell>
          <table:table-cell office:value-type="string" calcext:value-type="string">
            <text:p><text:s/>P Tsigas - … Island</text:p>
          </table:table-cell>
          <table:table-cell office:value-type="string" calcext:value-type="string">
            <text:p><text:s/>Greece</text:p>
          </table:table-cell>
          <table:table-cell office:value-type="string" calcext:value-type="string">
            <text:p><text:s/>August 27-31</text:p>
          </table:table-cell>
          <table:table-cell office:value-type="string" calcext:value-type="string">
            <text:p><text:s/>2012 …</text:p>
          </table:table-cell>
          <table:table-cell office:value-type="string" calcext:value-type="string">
            <text:p><text:s/>2012 - Springer</text:p>
          </table:table-cell>
          <table:table-cell office:value-type="string" calcext:value-type="string">
            <text:p>… The two most important ones are known as wait-free and lock… For the MPMC case we</text:p>
            <text:p>used the lock-free queue by Michael … non-blocking concurrent fifo queue for shared memory …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he computability of relaxed data structures: queues and stacks as examples (overview)</text:p>
          </table:table-cell>
          <table:table-cell table:number-columns-repeated="6"/>
          <table:table-cell office:value-type="string" calcext:value-type="string">
            <text:p>https://link.springer.com/article/10.1007/s00446-016-0272-0</text:p>
          </table:table-cell>
          <table:table-cell office:value-type="string" calcext:value-type="string">
            <text:p>N Shavit</text:p>
          </table:table-cell>
          <table:table-cell office:value-type="string" calcext:value-type="string">
            <text:p><text:s/>G Taubenfeld - Distributed Computing</text:p>
          </table:table-cell>
          <table:table-cell office:value-type="string" calcext:value-type="string">
            <text:p><text:s/>2016 - Springer</text:p>
          </table:table-cell>
          <table:table-cell office:value-type="string" calcext:value-type="string">
            <text:p>… In this paper we investigate the computability of (wait-free) relaxed … possible to wait-free</text:p>
            <text:p>implement multi-writer multi-reader multi… In [16], a k-FIFO queue was implemented, which may …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ult-tolerance of distributed algorithms: Self-stabilization and wait-freedom</text:p>
          </table:table-cell>
          <table:table-cell table:number-columns-repeated="6"/>
          <table:table-cell office:value-type="string" calcext:value-type="string">
            <text:p>https://search.ieice.org/bin/summary.php?id=e83-d_3_550</text:p>
          </table:table-cell>
          <table:table-cell office:value-type="string" calcext:value-type="string">
            <text:p>T Masuzawa</text:p>
          </table:table-cell>
          <table:table-cell office:value-type="string" calcext:value-type="string">
            <text:p><text:s/>M Inoue - IEICE TRANSACTIONS on Information and …</text:p>
          </table:table-cell>
          <table:table-cell office:value-type="string" calcext:value-type="string">
            <text:p><text:s/>2000 - search.ieice.org</text:p>
          </table:table-cell>
          <table:table-cell office:value-type="string" calcext:value-type="string">
            <text:p>… Herlihy also presented a wait-free consensus algorithm for two processes using one FIFO</text:p>
            <text:p>queue … Therefore, the above mentioned open problem was solved for multi-writer multi-reader …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caling concurrent queues by using HTM to profit from failed atomic operations</text:p>
          </table:table-cell>
          <table:table-cell table:number-columns-repeated="6"/>
          <table:table-cell office:value-type="string" calcext:value-type="string">
            <text:p>https://dl.acm.org/doi/abs/10.1145/3332466.3374511</text:p>
          </table:table-cell>
          <table:table-cell office:value-type="string" calcext:value-type="string">
            <text:p>O Ostrovsky</text:p>
          </table:table-cell>
          <table:table-cell office:value-type="string" calcext:value-type="string">
            <text:p><text:s/>A Morrison - Proceedings of the 25th ACM SIGPLAN …</text:p>
          </table:table-cell>
          <table:table-cell office:value-type="string" calcext:value-type="string">
            <text:p><text:s/>2020 - dl.acm.org</text:p>
          </table:table-cell>
          <table:table-cell office:value-type="string" calcext:value-type="string">
            <text:p>… Multi-producer/multi-consumer (MPMC) queues are funda… Linearizable queues A FIFO</text:p>
            <text:p>queue is an object whose state Q … Basket linearizability &amp; progress Our basket is wait-free and …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 completeness theorem for a class of synchronization objects</text:p>
          </table:table-cell>
          <table:table-cell table:number-columns-repeated="6"/>
          <table:table-cell office:value-type="string" calcext:value-type="string">
            <text:p>https://dl.acm.org/doi/abs/10.1145/164051.164071</text:p>
          </table:table-cell>
          <table:table-cell office:value-type="string" calcext:value-type="string">
            <text:p>Y Afek</text:p>
          </table:table-cell>
          <table:table-cell office:value-type="string" calcext:value-type="string">
            <text:p><text:s/>E Weisberger</text:p>
          </table:table-cell>
          <table:table-cell office:value-type="string" calcext:value-type="string">
            <text:p><text:s/>H Weisman - Proceedings of the twelfth annual …</text:p>
          </table:table-cell>
          <table:table-cell office:value-type="string" calcext:value-type="string">
            <text:p><text:s/>1993 - dl.acm.org</text:p>
          </table:table-cell>
          <table:table-cell office:value-type="string" calcext:value-type="string">
            <text:p>… In [Her91a, P1088] it is shown that any wait-free … While it is easy to make this solution</text:p>
            <text:p>bounded, it is not wait-free. … We present a wait free implementation …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emory Bounds for Concurrent Bounded Queues</text:p>
          </table:table-cell>
          <table:table-cell table:number-columns-repeated="6"/>
          <table:table-cell office:value-type="string" calcext:value-type="string">
            <text:p>https://dl.acm.org/doi/abs/10.1145/3627535.3638497</text:p>
          </table:table-cell>
          <table:table-cell office:value-type="string" calcext:value-type="string">
            <text:p>V Aksenov</text:p>
          </table:table-cell>
          <table:table-cell office:value-type="string" calcext:value-type="string">
            <text:p><text:s/>N Koval</text:p>
          </table:table-cell>
          <table:table-cell office:value-type="string" calcext:value-type="string">
            <text:p><text:s/>P Kuznetsov… - Proceedings of the 29th …</text:p>
          </table:table-cell>
          <table:table-cell office:value-type="string" calcext:value-type="string">
            <text:p><text:s/>2024 - dl.acm.org</text:p>
          </table:table-cell>
          <table:table-cell office:value-type="string" calcext:value-type="string">
            <text:p>… It would also be interesting to consider the problem of memory overhead incurred by wait-free</text:p>
            <text:p>implementations since such solutions are typically more complicated. Finally, in this paper, …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laze-Tasks: A framework for computing parallel reductions over tasks (overview on mpmc wait free)</text:p>
          </table:table-cell>
          <table:table-cell table:number-columns-repeated="6"/>
          <table:table-cell office:value-type="string" calcext:value-type="string">
            <text:p>https://dl.acm.org/doi/abs/10.1145/3293448</text:p>
          </table:table-cell>
          <table:table-cell office:value-type="string" calcext:value-type="string">
            <text:p>P Pirkelbauer</text:p>
          </table:table-cell>
          <table:table-cell office:value-type="string" calcext:value-type="string">
            <text:p><text:s/>A Wilson</text:p>
          </table:table-cell>
          <table:table-cell office:value-type="string" calcext:value-type="string">
            <text:p><text:s/>C Peterson… - ACM Transactions on …</text:p>
          </table:table-cell>
          <table:table-cell office:value-type="string" calcext:value-type="string">
            <text:p><text:s/>2019 - dl.acm.org</text:p>
          </table:table-cell>
          <table:table-cell office:value-type="string" calcext:value-type="string">
            <text:p>… and wait-free data structures for the construction of multi-producer multiconsumer queues …</text:p>
            <text:p>), we opted for using a lock-free FIFO queue due to its simpler design that allows the use of …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al-time software transactional memory: Contention managers</text:p>
          </table:table-cell>
          <table:table-cell table:number-columns-repeated="6"/>
          <table:table-cell office:value-type="string" calcext:value-type="string">
            <text:p><text:s/>time bounds</text:p>
          </table:table-cell>
          <table:table-cell office:value-type="string" calcext:value-type="string">
            <text:p><text:s/>and implementations</text:p>
          </table:table-cell>
          <table:table-cell office:value-type="string" calcext:value-type="string">
            <text:p>https://search.proquest.com/openview/5ac6ece985a567aeb0c4061faa45e78a/1?pq-origsite=gscholar&amp;cbl=18750</text:p>
          </table:table-cell>
          <table:table-cell office:value-type="string" calcext:value-type="string">
            <text:p>M El-Shambakey - 2013 - search.proquest.com</text:p>
          </table:table-cell>
          <table:table-cell office:value-type="string" calcext:value-type="string">
            <text:p>… Under OMLP, each resource has a FIFO queue of length at most m, and a priority queue.</text:p>
            <text:p>Requests for each resource are enqueued in the corresponding FIFO queue. If FIFO queue is …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oXC++-A CSP-inspired Concurrency Library for Modern C++ with Dynamic Multithreading for Multi-Core Architectures (explains lock and wait freedom)</text:p>
          </table:table-cell>
          <table:table-cell table:number-columns-repeated="6"/>
          <table:table-cell office:value-type="string" calcext:value-type="string">
            <text:p>https://ntnuopen.ntnu.no/ntnu-xmlui/handle/11250/2453094</text:p>
          </table:table-cell>
          <table:table-cell office:value-type="string" calcext:value-type="string">
            <text:p>ES Pettersen - 2017 - ntnuopen.ntnu.no</text:p>
          </table:table-cell>
          <table:table-cell office:value-type="string" calcext:value-type="string">
            <text:p>… as follows: an algorithm is wait-free if every operation in the … work by implementing a</text:p>
            <text:p>many-to-many threading model, essentially … The doubly linked list acts as a FIFO queue. The work …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 Efficient Thread-Safe Dynamically Resizeable Slot Map with Lock-Free Insertion and Look-Up Operations (explains obstruction-freedom, wait-freedom, lock-freedom)</text:p>
          </table:table-cell>
          <table:table-cell table:number-columns-repeated="6"/>
          <table:table-cell office:value-type="string" calcext:value-type="string">
            <text:p>https://search.proquest.com/openview/786f37c7193274379a80982c109834b5/1?pq-origsite=gscholar&amp;cbl=18750&amp;diss=y</text:p>
          </table:table-cell>
          <table:table-cell office:value-type="string" calcext:value-type="string">
            <text:p>GB Yosef - 2022 - search.proquest.com</text:p>
          </table:table-cell>
          <table:table-cell office:value-type="string" calcext:value-type="string">
            <text:p>… lock-free progress condition but not waitfree. It satisfies the lock-free … such an algorithm would</text:p>
            <text:p>not be considered wait-free. … [48] implemented a lock-free FIFO queue that is elastic in the …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erformance-Robust</text:p>
          </table:table-cell>
          <table:table-cell table:number-columns-repeated="6"/>
          <table:table-cell office:value-type="string" calcext:value-type="string">
            <text:p><text:s/>Non-Blocking</text:p>
          </table:table-cell>
          <table:table-cell office:value-type="string" calcext:value-type="string">
            <text:p><text:s/>Data-Driven Barrier Synchronization for Multicore</text:p>
          </table:table-cell>
          <table:table-cell office:value-type="string" calcext:value-type="string">
            <text:p><text:s/>Multithreaded Parallel Algorithms</text:p>
          </table:table-cell>
          <table:table-cell office:value-type="string" calcext:value-type="string">
            <text:p>https://search.proquest.com/openview/f1f32de31fdc73a4cec698d7d0866961/1?pq-origsite=gscholar&amp;cbl=18750&amp;diss=y</text:p>
          </table:table-cell>
          <table:table-cell office:value-type="string" calcext:value-type="string">
            <text:p>AG Rodriguez - 2023 - search.proquest.com</text:p>
          </table:table-cell>
          <table:table-cell office:value-type="string" calcext:value-type="string">
            <text:p>… Chapter 7 motivates future work towards wait-free barrier synchronization. A multithreaded</text:p>
            <text:p>task-stealing … Finally, an operation is wait-free if it guarantees that all threads make progress. …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spmc" OR "single-producer multi-consumer" OR "single-writer multi-reader" OR "one-to-many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Q: a lock-free queue with batching</text:p>
          </table:table-cell>
          <table:table-cell table:number-columns-repeated="6"/>
          <table:table-cell office:value-type="string" calcext:value-type="string">
            <text:p>https://dl.acm.org/doi/abs/10.1145/3512757</text:p>
          </table:table-cell>
          <table:table-cell office:value-type="string" calcext:value-type="string">
            <text:p>G Milman-Sela</text:p>
          </table:table-cell>
          <table:table-cell office:value-type="string" calcext:value-type="string">
            <text:p><text:s/>A Kogan</text:p>
          </table:table-cell>
          <table:table-cell office:value-type="string" calcext:value-type="string">
            <text:p><text:s/>Y Lev</text:p>
          </table:table-cell>
          <table:table-cell office:value-type="string" calcext:value-type="string">
            <text:p><text:s/>V Luchangco… - ACM Transactions on …</text:p>
          </table:table-cell>
          <table:table-cell office:value-type="string" calcext:value-type="string">
            <text:p><text:s/>2022 - dl.acm.org</text:p>
          </table:table-cell>
          <table:table-cell office:value-type="string" calcext:value-type="string">
            <text:p>… extension to the prevalent FIFO queue data structure that … -add as well, to form a wait-free</text:p>
            <text:p>queue. Queues that improve … , each thread owns single-writer multi-reader shared pointers …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mpsc" OR "multi-producer single-consumer" OR "multi-writer single-reader" OR "many-to-one"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omicity (explenation mutual exclusion critical section)</text:p>
          </table:table-cell>
          <table:table-cell table:number-columns-repeated="6"/>
          <table:table-cell office:value-type="string" calcext:value-type="string">
            <text:p>https://link.springer.com/chapter/10.1007/978-3-319-25703-7_6</text:p>
          </table:table-cell>
          <table:table-cell office:value-type="string" calcext:value-type="string">
            <text:p>PA Buhr</text:p>
          </table:table-cell>
          <table:table-cell office:value-type="string" calcext:value-type="string">
            <text:p><text:s/>PA Buhr - … Control Flow: Concurrent Programming Using μC++</text:p>
          </table:table-cell>
          <table:table-cell office:value-type="string" calcext:value-type="string">
            <text:p><text:s/>2016 - Springer</text:p>
          </table:table-cell>
          <table:table-cell office:value-type="string" calcext:value-type="string">
            <text:p>… On a multiprocessor, if the architecture forms a FIFO queue of waiting threads from different</text:p>
            <text:p>CPUs for each memory location involved in an atomic operation, the threads have a bound …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spsc" OR "single-producer single-consumer" OR "single-writer single-reader" OR "one-to-one"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 throughput queue algorithms</text:p>
          </table:table-cell>
          <table:table-cell table:number-columns-repeated="6"/>
          <table:table-cell office:value-type="string" calcext:value-type="string">
            <text:p>https://www.capsl.udel.edu/pub/doc/memos/memo103.pdf</text:p>
          </table:table-cell>
          <table:table-cell office:value-type="string" calcext:value-type="string">
            <text:p>D Orozco</text:p>
          </table:table-cell>
          <table:table-cell office:value-type="string" calcext:value-type="string">
            <text:p><text:s/>E Garcia</text:p>
          </table:table-cell>
          <table:table-cell office:value-type="string" calcext:value-type="string">
            <text:p><text:s/>R Khan</text:p>
          </table:table-cell>
          <table:table-cell office:value-type="string" calcext:value-type="string">
            <text:p><text:s/>K Livingston… - CAPSL Technical …</text:p>
          </table:table-cell>
          <table:table-cell office:value-type="string" calcext:value-type="string">
            <text:p><text:s/>2011 - capsl.udel.edu</text:p>
          </table:table-cell>
          <table:table-cell office:value-type="string" calcext:value-type="string">
            <text:p>… Wait free implementations guarantee that each operation will … easy to provide a one to one</text:p>
            <text:p>mapping between the memory regions … This paper introduced and developed two FIFO queue …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spsc" OR "single-producer single-consumer" OR "single-writer single-reader" OR "one-to-one"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er bounds for wait-free computation in message-passing systems</text:p>
          </table:table-cell>
          <table:table-cell table:number-columns-repeated="6"/>
          <table:table-cell office:value-type="string" calcext:value-type="string">
            <text:p>https://dl.acm.org/doi/pdf/10.1145/93385.93439</text:p>
          </table:table-cell>
          <table:table-cell office:value-type="string" calcext:value-type="string">
            <text:p>M Herlihy</text:p>
          </table:table-cell>
          <table:table-cell office:value-type="string" calcext:value-type="string">
            <text:p><text:s/>MR Tuttle - Proceedings of the ninth annual ACM symposium …</text:p>
          </table:table-cell>
          <table:table-cell office:value-type="string" calcext:value-type="string">
            <text:p><text:s/>1990 - dl.acm.org</text:p>
          </table:table-cell>
          <table:table-cell office:value-type="string" calcext:value-type="string">
            <text:p>… For example, consider a FIFO queue extended with a peek … , the inherent complexity of a</text:p>
            <text:p>FIFO queue in this model remains … More formally, a one-to-one function q5 from a processor id p …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spsc" OR "single-producer single-consumer" OR "single-writer single-reader" OR "one-to-one"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ait-Free Computation in Message-Passing Systems: Preliminary Report</text:p>
          </table:table-cell>
          <table:table-cell table:number-columns-repeated="6"/>
          <table:table-cell office:value-type="string" calcext:value-type="string">
            <text:p>https://citeseerx.ist.psu.edu/document?repid=rep1&amp;type=pdf&amp;doi=4635972de6f5a347162292586e7957f8fbd38f6c</text:p>
          </table:table-cell>
          <table:table-cell office:value-type="string" calcext:value-type="string">
            <text:p>MPHMR Tuttle - Proceedings of the Ninth Annual ACM Symposium on …</text:p>
          </table:table-cell>
          <table:table-cell office:value-type="string" calcext:value-type="string">
            <text:p><text:s/>1990 - Citeseer</text:p>
          </table:table-cell>
          <table:table-cell office:value-type="string" calcext:value-type="string">
            <text:p>… For example, consider a FIFO queue extended with a peek … , the inherent complexity of a</text:p>
            <text:p>FIFO queue in this model remains … More formally, a one-to-one function from a processor id p to …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spsc" OR "single-producer single-consumer" OR "single-writer single-reader" OR "one-to-one"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n-blocking synchronization and object-oriented operating system design (explains why lamports alg is not wait free)</text:p>
          </table:table-cell>
          <table:table-cell table:number-columns-repeated="6"/>
          <table:table-cell office:value-type="string" calcext:value-type="string">
            <text:p>https://cscott.net/Publications/areaexam.pdf</text:p>
          </table:table-cell>
          <table:table-cell office:value-type="string" calcext:value-type="string">
            <text:p>CS Ananian - 2005 - cscott.net</text:p>
          </table:table-cell>
          <table:table-cell office:value-type="string" calcext:value-type="string">
            <text:p>… choose to use the parallel construction wait-free, lock-free, and … Figure 5 shows the</text:p>
            <text:p>single-producer single-consumer (SP-SC) … The other two versions of the FIFO queue have not …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spsc" OR "single-producer single-consumer" OR "single-writer single-reader" OR "one-to-one"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ait-free implementations in message-passing systems</text:p>
          </table:table-cell>
          <table:table-cell table:number-columns-repeated="6"/>
          <table:table-cell office:value-type="string" calcext:value-type="string">
            <text:p>https://www.sciencedirect.com/science/article/pii/S0304397598002424</text:p>
          </table:table-cell>
          <table:table-cell office:value-type="string" calcext:value-type="string">
            <text:p>S Chaudhuri</text:p>
          </table:table-cell>
          <table:table-cell office:value-type="string" calcext:value-type="string">
            <text:p><text:s/>M Herlihy</text:p>
          </table:table-cell>
          <table:table-cell office:value-type="string" calcext:value-type="string">
            <text:p><text:s/>MR Tuttle - Theoretical Computer Science</text:p>
          </table:table-cell>
          <table:table-cell office:value-type="string" calcext:value-type="string">
            <text:p><text:s/>1999 - Elsevier</text:p>
          </table:table-cell>
          <table:table-cell office:value-type="string" calcext:value-type="string">
            <text:p>… A shared FIFO queue is an example of a concurrent object. … on a variety of wait-free concurrent</text:p>
            <text:p>object implementations. For … Formally, a one-to-one function 4 from one totally ordered set …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spsc" OR "single-producer single-consumer" OR "single-writer single-reader" OR "one-to-one"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dding SMP Support to a User-Level VMM (Wait free automatically lock free and cases where wait free is not feasible)</text:p>
          </table:table-cell>
          <table:table-cell table:number-columns-repeated="6"/>
          <table:table-cell office:value-type="string" calcext:value-type="string">
            <text:p>http://hypervisor.org/thesis-partheymueller.pdf</text:p>
          </table:table-cell>
          <table:table-cell office:value-type="string" calcext:value-type="string">
            <text:p>M Partheymüller</text:p>
          </table:table-cell>
          <table:table-cell office:value-type="string" calcext:value-type="string">
            <text:p><text:s/>DIJ Stecklina - 2013 - hypervisor.org</text:p>
          </table:table-cell>
          <table:table-cell office:value-type="string" calcext:value-type="string">
            <text:p>… be realized one-to-one, … wait-free. That is, it would have to use compare and exchange</text:p>
            <text:p>in a loop until it performed a consistent update. Therefore I decided to use the simpler wait-free …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spsc" OR "single-producer single-consumer" OR "single-writer single-reader" OR "one-to-one"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gorithms for synchronization and consistency in concurrent system services (explains lock-freedom wait freedom) + a lot of wait free algorithms</text:p>
          </table:table-cell>
          <table:table-cell table:number-columns-repeated="6"/>
          <table:table-cell office:value-type="string" calcext:value-type="string">
            <text:p>https://citeseerx.ist.psu.edu/document?repid=rep1&amp;type=pdf&amp;doi=9cc787881d6bebdb54f9561998302d30ba3fa808</text:p>
          </table:table-cell>
          <table:table-cell office:value-type="string" calcext:value-type="string">
            <text:p>A Gidenstam - 2006 - Citeseer</text:p>
          </table:table-cell>
          <table:table-cell office:value-type="string" calcext:value-type="string">
            <text:p>… wait-free algorithms is not practical in all cases and therefore significant research efforts are</text:p>
            <text:p>being spent on developing efficient wait-free … The FIFO queue is one of the fundamental data …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Maurice Herlihy. 1991. “Wait-Free Synchronization.” ACM Trans. Program. Lang. Syst., 13, 1, 124–149.</text:p>
          </table:table-cell>
          <table:table-cell table:style-name="ce8" table:number-columns-repeated="6"/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"wait-free" "fifo queue" ("spsc" OR "single-producer single-consumer" OR "single-writer single-reader" OR "one-to-one"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igh Performance Multithreading for Symmetric Multi Processors on Microsoft Windows (overview on different synchronisation techniques)</text:p>
          </table:table-cell>
          <table:table-cell table:number-columns-repeated="6"/>
          <table:table-cell office:value-type="string" calcext:value-type="string">
            <text:p>https://www.academia.edu/download/45194742/Thesis.pdf</text:p>
          </table:table-cell>
          <table:table-cell office:value-type="string" calcext:value-type="string">
            <text:p>R Cushing - 2004 - academia.edu</text:p>
          </table:table-cell>
          <table:table-cell office:value-type="string" calcext:value-type="string">
            <text:p>… With direct mapping, each linear address has a one-to-one relationship … wait-free. One must</text:p>
            <text:p>note that any data structures that use mutual exclusion are neither non-blocking nor wait-free …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65"/>
        </table:table-row>
      </table:table>
      <table:named-expressions/>
      <table:database-ranges>
        <table:database-range table:name="__Anonymous_Sheet_DB__0" table:target-range-address="google_scholar.A1:google_scholar.XFD1048576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.00.0000</text:date>, <text:time style:data-style-name="N2" text:time-value="21:37:45.81021496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2T21:38:03.335457287</dc:date>
    <meta:editing-duration>PT6H15M3S</meta:editing-duration>
    <meta:editing-cycles>8</meta:editing-cycles>
    <meta:generator>LibreOffice/24.2.7.2$Linux_X86_64 LibreOffice_project/420$Build-2</meta:generator>
    <meta:document-statistic meta:table-count="1" meta:cell-count="566" meta:object-count="0"/>
  </office:meta>
</office:document-meta>
</file>